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542in" fo:margin-left="0.0646in" table:align="left"/>
    </style:style>
    <style:style style:name="Table1.A" style:family="table-column">
      <style:table-column-properties style:column-width="1.8951in"/>
    </style:style>
    <style:style style:name="Table1.B" style:family="table-column">
      <style:table-column-properties style:column-width="2.3667in"/>
    </style:style>
    <style:style style:name="Table1.C" style:family="table-column">
      <style:table-column-properties style:column-width="2.092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fo:padding="0.0382in" fo:border="0.5pt solid #000000" style:writing-mode="lr-tb"/>
    </style:style>
    <style:style style:name="Table1.2" style:family="table-row">
      <style:table-row-properties style:min-row-height="0.35in" style:use-optimal-row-height="fals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925in" style:rel-width="100%" fo:margin-left="0in" table:align="left" style:may-break-between-rows="true" table:border-model="collapsing"/>
    </style:style>
    <style:style style:name="Table2.A" style:family="table-column">
      <style:table-column-properties style:column-width="3.1535in" style:rel-column-width="4541*"/>
    </style:style>
    <style:style style:name="Table2.B" style:family="table-column">
      <style:table-column-properties style:column-width="1.8847in" style:rel-column-width="2714*"/>
    </style:style>
    <style:style style:name="Table2.C" style:family="table-column">
      <style:table-column-properties style:column-width="1.8868in" style:rel-column-width="271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2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2.C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2.A2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2.B2" style:family="table-cell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2.C2" style:family="table-cell">
      <style:table-cell-properties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2.2535in" style:rel-column-width="3245*"/>
    </style:style>
    <style:style style:name="Table4.B" style:family="table-column">
      <style:table-column-properties style:column-width="4.6715in" style:rel-column-width="6727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4.B1" style:family="table-cell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4.A2" style:family="table-cell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4.B2" style:family="table-cell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Titre_20_1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rsid="002226f4" officeooo:paragraph-rsid="002226f4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81f0c" officeooo:paragraph-rsid="00281f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81f0c" officeooo:paragraph-rsid="00281f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81f0c" officeooo:paragraph-rsid="00281f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1f0c" officeooo:paragraph-rsid="00281f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paragraph-rsid="0027c5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2f432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type="double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type="double" style:text-underline-width="auto" style:text-underline-color="font-color" officeooo:rsid="002f4324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{{name}}</text:h>
      <text:p text:style-name="P2">{{email}}</text:p>
      <text:p text:style-name="P2"/>
      <text:p text:style-name="Standard"><text:a xlink:type="simple" xlink:href="http://www.duckduckgo.com/" text:style-name="Internet_20_link" text:visited-style-name="Visited_20_Internet_20_Link">{{name}}</text:a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Skills</text:p>
            </table:table-cell>
            <table:table-cell table:style-name="Table1.A1" office:value-type="string">
              <text:p text:style-name="P3">Val</text:p>
            </table:table-cell>
            <table:table-cell table:style-name="Table1.C1" office:value-type="string">
              <text:p text:style-name="P3"/>
            </table:table-cell>
          </table:table-row>
        </table:table-header-rows>
        <table:table-row table:style-name="Table1.2">
          <table:table-cell table:style-name="Table1.A2" office:value-type="string">
            <text:p text:style-name="Table_20_Contents"><text:span text:style-name="Police_20_par_20_défaut"><text:span text:style-name="T1">{{skills.skillname}}</text:span></text:span></text:p>
          </table:table-cell>
          <table:table-cell table:style-name="Table1.A2" office:value-type="string">
            <text:p text:style-name="P4"><text:span text:style-name="Police_20_par_20_défaut"><text:span text:style-name="T1">{{skills.</text:span></text:span><text:span text:style-name="Police_20_par_20_défaut"><text:span text:style-name="T2">skillval}}</text:span></text:span></text:p>
          </table:table-cell>
          <table:table-cell table:style-name="Table1.C2" office:value-type="string">
            <text:p text:style-name="P5"/>
          </table:table-cell>
        </table:table-row>
      </table:table>
      <text:p text:style-name="Standard"/>
      <text:p text:style-name="Standard"/>
      <table:table table:name="Table2" table:style-name="Table2" table:template-name="Box List Green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Projects</text:p>
          </table:table-cell>
          <table:table-cell table:style-name="Table2.B1" office:value-type="string">
            <text:p text:style-name="P6">Role</text:p>
          </table:table-cell>
          <table:table-cell table:style-name="Table2.C1" office:value-type="string">
            <text:p text:style-name="P6">start<text:span text:style-name="T3">d</text:span>ate</text:p>
          </table:table-cell>
        </table:table-row>
        <table:table-row table:style-name="Table2.1">
          <table:table-cell table:style-name="Table2.A2" office:value-type="string">
            <text:p text:style-name="P7"><text:span text:style-name="Police_20_par_20_défaut">{{projects.project</text:span><text:span text:style-name="Police_20_par_20_défaut"><text:span text:style-name="T3">n</text:span></text:span><text:span text:style-name="Police_20_par_20_défaut">ame}}</text:span></text:p>
          </table:table-cell>
          <table:table-cell table:style-name="Table2.B2" office:value-type="string">
            <text:p text:style-name="P7">{{projects.role}}</text:p>
          </table:table-cell>
          <table:table-cell table:style-name="Table2.C2" office:value-type="string">
            <text:p text:style-name="P7"><text:span text:style-name="Police_20_par_20_défaut"><text:span text:style-name="T4">{{</text:span></text:span><text:span text:style-name="Police_20_par_20_défaut"><text:span text:style-name="T5">projects.start</text:span></text:span><text:span text:style-name="Police_20_par_20_défaut"><text:span text:style-name="T6">d</text:span></text:span><text:span text:style-name="Police_20_par_20_défaut"><text:span text:style-name="T5">ate</text:span></text:span><text:span text:style-name="Police_20_par_20_défaut"><text:span text:style-name="T4">}}</text:span></text:span></text:p>
          </table:table-cell>
        </table:table-row>
      </table:table>
      <text:p text:style-name="Standard"/>
      <text:p text:style-name="Standard"/>
      <text:p text:style-name="Standard"><text:span text:style-name="Police_20_par_20_défaut"><text:span text:style-name="T4"/></text:span></text:p>
      <table:table table:name="Table4" table:style-name="Table4" table:template-name="Box List Red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/>
          </table:table-cell>
          <table:table-cell table:style-name="Table4.B1" office:value-type="string">
            <text:p text:style-name="P9">{{matrix0:col:dname}}</text:p>
          </table:table-cell>
        </table:table-row>
        <table:table-row table:style-name="Table4.1">
          <table:table-cell table:style-name="Table4.A2" office:value-type="string">
            <text:p text:style-name="P10">{{matrix0:row:job}}</text:p>
          </table:table-cell>
          <table:table-cell table:style-name="Table4.B2" office:value-type="string">
            <text:p text:style-name="P11">{{matrix0:data:emps}}</text:p>
          </table:table-cell>
        </table:table-row>
      </table:table>
      <text:p text:style-name="P12"><text:span text:style-name="Police_20_par_20_défaut"><text:span text:style-name="T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Header_20_and_20_Footer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 fo:hyphenation-keep="auto" loext:hyphenation-keep-type="column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olice_20_par_20_défaut" style:display-name="Police par défaut" style:family="text"/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Box_20_List_20_Green.1" style:display-name="Box List Green.1" style:family="table-cell" style:data-style-name="N10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1000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" style:display-name="Box List Red.1" style:family="table-cell" style:data-style-name="N10100">
      <style:table-cell-properties fo:background-color="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2" style:display-name="Box List Red.2" style:family="table-cell" style:data-style-name="N10000">
      <style:table-cell-properties fo:background-color="#fcd3c1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3" style:display-name="Box List Red.3" style:family="table-cell" style:data-style-name="N10100">
      <style:table-cell-properties fo:border-left="0.74pt solid #ce181e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4" style:display-name="Box List Red.4" style:family="table-cell" style:data-style-name="N10000">
      <style:table-cell-properties fo:border-right="0.74pt solid #ce181e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5" style:display-name="Box List Red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6" style:display-name="Box List Red.6" style:family="table-cell" style:data-style-name="N10100">
      <style:table-cell-properties fo:background-color="#dddddd" fo:border-left="0.74pt solid #ce181e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7" style:display-name="Box List Red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8" style:display-name="Box List Red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9" style:display-name="Box List Red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0" style:display-name="Box List Red.10" style:family="table-cell" style:data-style-name="N10000">
      <style:table-cell-properties fo:background-color="#dddddd" fo:border-right="0.74pt solid #ce181e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1" style:display-name="Box List Red.11" style:family="table-cell" style:data-style-name="N10100">
      <style:table-cell-properties fo:background-color="#ce181e" fo:border-left="0.74pt solid 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2" style:display-name="Box List Red.12" style:family="table-cell" style:data-style-name="N10100">
      <style:table-cell-properties fo:background-color="#ce181e" fo:border-right="0.74pt solid 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3" style:display-name="Box List Red.13" style:family="table-cell" style:data-style-name="N10100">
      <style:table-cell-properties fo:background-color="#fcd3c1" fo:border-left="0.74pt solid #ce181e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4" style:display-name="Box List Red.14" style:family="table-cell" style:data-style-name="N10000">
      <style:table-cell-properties fo:background-color="#fcd3c1" fo:border-right="0.74pt solid #ce181e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5" style:display-name="Box List Red.15" style:family="table-cell" style:data-style-name="N10100">
      <style:table-cell-properties fo:background-color="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6" style:display-name="Box List Red.16" style:family="table-cell" style:data-style-name="N10000">
      <style:table-cell-properties fo:background-color="#fcd3c1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paragraph-properties fo:text-align="center" style:justify-single-word="false"/>
    </style:style>
    <style:style style:name="MT1" style:family="text">
      <style:text-properties officeooo:rsid="00309a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emplate Sample <text:span text:style-name="MT1"># 3</text:span> <text:tab/>{{name}}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meta:initial-creator>hachemi.z</meta:initial-creator>
    <meta:creation-date>2024-12-28T10:00:00Z</meta:creation-date>
    <dc:date>2025-01-24T23:04:05.765592120</dc:date>
    <meta:editing-cycles>25</meta:editing-cycles>
    <meta:editing-duration>PT19M57S</meta:editing-duration>
    <meta:document-statistic meta:table-count="3" meta:image-count="0" meta:object-count="0" meta:page-count="1" meta:paragraph-count="17" meta:word-count="22" meta:character-count="251" meta:non-whitespace-character-count="245"/>
    <meta:user-defined meta:name="AppVersion">15.0000</meta:user-defined>
    <meta:template xlink:type="simple" xlink:actuate="onRequest" xlink:title="" xlink:href="../odt08-v2.odt/Normal.dotm"/>
  </office:meta>
</office:document-meta>
</file>